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318cm" svg:stroke-color="#000000" draw:stroke-linejoin="miter" draw:fill="none" fo:padding-top="0.284cm" fo:padding-bottom="0.284cm" fo:padding-left="0.409cm" fo:padding-right="0.409cm"/>
    </style:style>
  </office:automatic-styles>
  <office:body>
    <office:drawing>
      <draw:page draw:name="page1" draw:style-name="dp1" draw:master-page-name="Default">
        <draw:path draw:style-name="gr1" draw:layer="layout" svg:width="14.06cm" svg:height="2.812cm" svg:x="0.026cm" svg:y="5.65cm" svg:viewBox="0 0 14061 2813" svg:d="M0 1406l8202 1407M8202 2813l-2343-2813M5859 0l8202 1406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